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ba7f" officeooo:paragraph-rsid="000eba7f"/>
    </style:style>
    <style:style style:name="P2" style:family="paragraph" style:parent-style-name="Standard">
      <style:text-properties officeooo:rsid="000eba7f" officeooo:paragraph-rsid="000fa12d"/>
    </style:style>
    <style:style style:name="P3" style:family="paragraph" style:parent-style-name="Standard">
      <style:text-properties officeooo:paragraph-rsid="000eba7f"/>
    </style:style>
    <style:style style:name="P4" style:family="paragraph" style:parent-style-name="Standard">
      <style:text-properties officeooo:rsid="000fa12d" officeooo:paragraph-rsid="000fa12d"/>
    </style:style>
    <style:style style:name="P5" style:family="paragraph" style:parent-style-name="Standard">
      <style:text-properties officeooo:rsid="00102925" officeooo:paragraph-rsid="00102925"/>
    </style:style>
    <style:style style:name="P6" style:family="paragraph" style:parent-style-name="Standard">
      <style:text-properties officeooo:rsid="000fa12d" officeooo:paragraph-rsid="000fa12d"/>
    </style:style>
    <style:style style:name="T1" style:family="text">
      <style:text-properties officeooo:rsid="000eba7f"/>
    </style:style>
    <style:style style:name="T2" style:family="text">
      <style:text-properties officeooo:rsid="000fa12d"/>
    </style:style>
    <style:style style:name="T3" style:family="text">
      <style:text-properties officeooo:rsid="001029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my first post/project, I decided to learn more about Articial Neural Networks (ANNs). This is partially for school, as I have a project on machine intelligence due later this month. However, for this school project it is entirely acceptable to utilize existing libraries. I looked into Pybrain and Matlab's Neural Network Toolbox, but ultimately I decided I wanted a more thorough comprehension of how an ANN functions.</text:p>
      <text:p text:style-name="P1"/>
      <text:p text:style-name="P3"><text:span text:style-name="T1">Most documentation and tutorials I found involved implementing a feedforward network and training it using the backpropagation algorithm. For the most part I have been following along with this tutorial [</text:span><text:a xlink:type="simple" xlink:href="http://arxiv.org/ftp/cs/papers/0308/0308031.pdf">http://arxiv.org/ftp/cs/papers/0308/0308031.pdf</text:a><text:span text:style-name="T2">]</text:span></text:p>
      <text:p text:style-name="P1"/>
      <text:p text:style-name="P2">I spent most of yesterday reading and using Python to create a very simple neural network. <text:span text:style-name="T2">I decided I wanted to use IPython Notebook, a very handy way of interacting with Python that feels like using something that is somewhere in between a console and writing scripts in Matlab. I also disovered that there is a viewer for any notebooks hosted online, so whenever I update my github I can easily show my progress.</text:span></text:p>
      <text:p text:style-name="P2"/>
      <text:p text:style-name="P4">Here's a visual representation of what I was making:</text:p>
      <text:p text:style-name="P2"/>
      <text:p text:style-name="P2">Here's what my first pass looked like:</text:p>
      <text:p text:style-name="P1"/>
      <text:p text:style-name="P4">I ethen completed one of the prompts from the tutorial: “Now, suppose we want a network like the one we are working with, such that the outputs should be the inputs in inverse order (e.g. (0.3,0.7)-&gt;(0.7,0.3))”</text:p>
      <text:p text:style-name="P4"/>
      <text:p text:style-name="P4">Not so difficult.</text:p>
      <text:p text:style-name="P4">(For those wondering, you simply change the weights on the output neurons to be (0, 1) and (1, 0) effecively switching the values.)</text:p>
      <text:p text:style-name="P4"/>
      <text:p text:style-name="P4">As you can see, the neurons were hardcoded into a layer and then a net- not very soffisticated. It worked though! Success!</text:p>
      <text:p text:style-name="P4"/>
      <text:p text:style-name="P4">I got ambitious though- I wanted to be able to create an ANN with any number of layers and neurons per layer, and be able to set the number of outputs. This led me to create a Neuron class, a Layer class that contains some number of Neurons, and a Net class that contains some number of Layers and an output layer (neurons in the output layer = number of desired outputs). </text:p>
      <text:p text:style-name="P4"/>
      <text:p text:style-name="P4">My first pass was made of linear neurons, meaning their output was simply equal to the sum of each weight times the input. For this pass I implemented a sigmoid activiation function as this is apparently more usefull. At some point I should investigate why...</text:p>
      <text:p text:style-name="P4"/>
      <text:p text:style-name="P4">Next, I spent too many hours reading about the backpropagation algorithm. This is where I definitely have an issue. My current pass runs the neural net, then updates the weights of each neuron based on gradient descent. <text:span text:style-name="T3">Then it re-runs the neural network with these new weights, and calculates the error.</text:span></text:p>
      <text:p text:style-name="P4"/>
      <text:p text:style-name="P5">I'm having a few problems: eta (the learning rate) needs to be HUGE in order for the update function to have any effect. Then, more importantly, the network doesn't seem very good at learning- sometimes it goes in exactly the wrong direction. And I'm training it on a single input-output set! It should get it perfect after 100 passes! But sadly, no. I'm almost certain my weight update function is incorrect, so back to the books I go.</text:p>
      <text:p text:style-name="P5"><text:soft-page-break/>Here's my current pass:</text:p>
      <text:p text:style-name="P5"/>
      <text:p text:style-name="P5"/>
      <text:p text:style-name="P4"/>
      <text:p text:style-name="P4"/>
      <text:p text:style-name="P4"/>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3:12:38.667635776</meta:creation-date>
    <meta:editing-duration>P0D</meta:editing-duration>
    <meta:editing-cycles>2</meta:editing-cycles>
    <meta:generator>LibreOffice/4.1.2.3$Linux_X86_64 LibreOffice_project/410m0$Build-3</meta:generator>
    <dc:date>2014-04-13T13:13:06.471402766</dc:date>
    <meta:document-statistic meta:table-count="0" meta:image-count="0" meta:object-count="0" meta:page-count="2" meta:paragraph-count="14" meta:word-count="523" meta:character-count="3055" meta:non-whitespace-character-count="2545"/>
  </office:meta>
</office:document-meta>
</file>